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Century Gothic" svg:font-family="&quot;Century Gothic&quot;"/>
  </office:font-face-decls>
  <office:automatic-styles>
    <style:style style:name="ce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entury Gothic" style:font-name-asian="Century Gothic" style:font-name-complex="Century Gothic"/>
    </style:style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entury Gothic" style:font-name-asian="Century Gothic" style:font-name-complex="Century Gothic"/>
    </style:style>
    <style:style style:name="ce3" style:family="table-cell" style:parent-style-name="Default" style:data-style-name="N0">
      <style:table-cell-properties style:vertical-align="middle" fo:wrap-option="wrap" fo:background-color="#CCCCCC" style:repeat-content="false"/>
      <style:paragraph-properties fo:text-align="center"/>
      <style:text-properties style:font-name="Century Gothic" style:font-name-asian="Century Gothic" style:font-name-complex="Century Gothic" fo:font-weight="bold" style:font-weight-asian="bold" style:font-weight-complex="bold"/>
    </style:style>
    <style:style style:name="ce4" style:family="table-cell" style:parent-style-name="Default" style:data-style-name="N36">
      <style:table-cell-properties style:vertical-align="middle" fo:wrap-option="wrap" style:repeat-content="false"/>
      <style:paragraph-properties fo:text-align="center"/>
      <style:text-properties style:font-name="Century Gothic" style:font-name-asian="Century Gothic" style:font-name-complex="Century Gothic"/>
    </style:style>
    <style:style style:name="ce5" style:family="table-cell" style:parent-style-name="Default" style:data-style-name="N37">
      <style:table-cell-properties style:vertical-align="middle" fo:wrap-option="wrap" style:repeat-content="false"/>
      <style:paragraph-properties fo:text-align="center"/>
      <style:text-properties style:font-name="Century Gothic" style:font-name-asian="Century Gothic" style:font-name-complex="Century Gothic"/>
    </style:style>
    <style:style style:name="ce6" style:family="table-cell" style:parent-style-name="Default" style:data-style-name="N38">
      <style:table-cell-properties style:vertical-align="middle" fo:wrap-option="wrap" style:repeat-content="false"/>
      <style:paragraph-properties fo:text-align="center"/>
      <style:text-properties style:font-name="Century Gothic" style:font-name-asian="Century Gothic" style:font-name-complex="Century Gothic"/>
    </style:style>
    <style:style style:name="ce7" style:family="table-cell" style:parent-style-name="Default" style:data-style-name="N39">
      <style:table-cell-properties style:vertical-align="middle" fo:wrap-option="wrap" style:repeat-content="false"/>
      <style:paragraph-properties fo:text-align="center"/>
      <style:text-properties style:font-name="Century Gothic" style:font-name-asian="Century Gothic" style:font-name-complex="Century Gothic"/>
    </style:style>
    <style:style style:name="ce8" style:family="table-cell" style:parent-style-name="Default" style:data-style-name="N0">
      <style:table-cell-properties style:vertical-align="middle" fo:wrap-option="wrap" fo:background-color="#B2B2B2" style:repeat-content="false"/>
      <style:paragraph-properties fo:text-align="center"/>
      <style:text-properties style:font-name="Century Gothic" style:font-name-asian="Century Gothic" style:font-name-complex="Century Gothic" fo:font-weight="bold" style:font-weight-asian="bold" style:font-weight-complex="bold"/>
    </style:style>
    <style:style style:name="ce9" style:family="table-cell" style:parent-style-name="Percent" style:data-style-name="N13">
      <style:table-cell-properties style:vertical-align="middle" fo:wrap-option="wrap" style:repeat-content="false"/>
      <style:paragraph-properties fo:text-align="center"/>
      <style:text-properties style:font-name="Century Gothic" style:font-name-asian="Century Gothic" style:font-name-complex="Century Gothic"/>
    </style:style>
    <style:style style:name="ce10" style:family="table-cell" style:parent-style-name="Default" style:data-style-name="N40">
      <style:table-cell-properties style:vertical-align="middle" fo:wrap-option="wrap" style:repeat-content="false"/>
      <style:paragraph-properties fo:text-align="center"/>
      <style:text-properties style:font-name="Century Gothic" style:font-name-asian="Century Gothic" style:font-name-complex="Century Gothic"/>
    </style:style>
    <style:style style:name="ce11" style:family="table-cell" style:parent-style-name="Default" style:data-style-name="N1">
      <style:table-cell-properties style:vertical-align="middle" fo:wrap-option="wrap" style:repeat-content="false"/>
      <style:paragraph-properties fo:text-align="center"/>
      <style:text-properties style:font-name="Century Gothic" style:font-name-asian="Century Gothic" style:font-name-complex="Century Gothic"/>
    </style:style>
    <style:style style:name="ce12" style:family="table-cell" style:parent-style-name="Default" style:data-style-name="N0">
      <style:table-cell-properties style:vertical-align="automatic" fo:wrap-option="wrap"/>
      <style:text-properties fo:color="#000000" style:font-name="Century Gothic" style:font-name-asian="Century Gothic" style:font-name-complex="Century Gothic" fo:font-weight="bold" style:font-weight-asian="bold" style:font-weight-complex="bold"/>
    </style:style>
    <style:style style:name="ce13" style:family="table-cell" style:parent-style-name="Default" style:data-style-name="N3">
      <style:table-cell-properties style:vertical-align="automatic" fo:wrap-option="wrap"/>
      <style:text-properties fo:color="#000000" style:font-name="Century Gothic" style:font-name-asian="Century Gothic" style:font-name-complex="Century Gothic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/>
      <style:text-properties fo:color="#000000" style:font-name="Century Gothic" style:font-name-asian="Century Gothic" style:font-name-complex="Century Gothic"/>
    </style:style>
    <style:style style:name="ce15" style:family="table-cell" style:parent-style-name="Default" style:data-style-name="N3">
      <style:table-cell-properties style:vertical-align="automatic" fo:wrap-option="wrap"/>
      <style:text-properties fo:color="#000000" style:font-name="Century Gothic" style:font-name-asian="Century Gothic" style:font-name-complex="Century Gothic"/>
    </style:style>
    <style:style style:name="ce16" style:family="table-cell" style:parent-style-name="Default" style:data-style-name="N0">
      <style:table-cell-properties style:vertical-align="automatic" fo:wrap-option="wrap"/>
      <style:text-properties style:font-name="Century Gothic" style:font-name-asian="Century Gothic" style:font-name-complex="Century Gothic"/>
    </style:style>
    <style:style style:name="ce17" style:family="table-cell" style:parent-style-name="Default" style:data-style-name="N13">
      <style:table-cell-properties style:vertical-align="automatic" fo:wrap-option="wrap"/>
      <style:text-properties fo:color="#000000" style:font-name="Century Gothic" style:font-name-asian="Century Gothic" style:font-name-complex="Century Gothic"/>
    </style:style>
    <style:style style:name="ce18" style:family="table-cell" style:parent-style-name="Default" style:data-style-name="N41">
      <style:table-cell-properties style:vertical-align="automatic" fo:wrap-option="wrap"/>
      <style:text-properties fo:color="#000000" style:font-name="Century Gothic" style:font-name-asian="Century Gothic" style:font-name-complex="Century Gothic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style:repeat-content="false"/>
      <style:paragraph-properties fo:text-align="end" fo:margin-right="0cm"/>
      <style:text-properties fo:color="#000000" style:font-name="Century Gothic" style:font-name-asian="Century Gothic" style:font-name-complex="Century Gothic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color="#000000" style:font-name="Century Gothic" style:font-name-asian="Century Gothic" style:font-name-complex="Century Gothic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style:repeat-content="false"/>
      <style:paragraph-properties fo:text-align="end" fo:margin-right="0cm"/>
      <style:text-properties fo:color="#000000" style:font-name="Century Gothic" style:font-name-asian="Century Gothic" style:font-name-complex="Century Gothic"/>
    </style:style>
    <style:style style:name="ce22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color="#000000" style:font-name="Century Gothic" style:font-name-asian="Century Gothic" style:font-name-complex="Century Gothic"/>
    </style:style>
    <style:style style:name="ce23" style:family="table-cell" style:parent-style-name="Default" style:data-style-name="N41">
      <style:table-cell-properties style:vertical-align="middle" fo:wrap-option="wrap" style:repeat-content="false"/>
      <style:paragraph-properties fo:text-align="center"/>
      <style:text-properties fo:color="#000000" style:font-name="Century Gothic" style:font-name-asian="Century Gothic" style:font-name-complex="Century Gothic"/>
    </style:style>
    <style:style style:name="ce2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Century Gothic" style:font-name-asian="Century Gothic" style:font-name-complex="Century Gothic"/>
    </style:style>
    <style:style style:name="co1" style:family="table-column">
      <style:table-column-properties fo:break-before="auto" style:column-width="6.16479166666667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33pt" style:use-optimal-row-height="true" fo:break-before="auto"/>
    </style:style>
    <style:style style:name="ro3" style:family="table-row">
      <style:table-row-properties style:row-height="49.5pt" style:use-optimal-row-height="true" fo:break-before="auto"/>
    </style:style>
    <style:style style:name="ro4" style:family="table-row">
      <style:table-row-properties style:row-height="66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2" table:default-cell-style-name="ce1"/>
        <table:table-column table:style-name="co8" table:default-cell-style-name="ce1"/>
        <table:table-column table:style-name="co5" table:number-columns-repeated="1012" table:default-cell-style-name="ce1"/>
        <table:table-column table:style-name="co9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SQUARE FOOT PER FLOOR</text:p>
          </table:table-cell>
          <table:table-cell office:value-type="float" office:value="13600" table:style-name="ce4">
            <text:p>13600 SF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NUMBER OF 2BD-2BA PER FLOOR</text:p>
          </table:table-cell>
          <table:table-cell office:value-type="float" office:value="2.7607999999999997" table:formula="of:=[.F3]/[.D19]" table:style-name="ce11">
            <text:p>3</text:p>
          </table:table-cell>
          <table:table-cell office:value-type="float" office:value="4141.2" table:formula="of:=[.B3]*[.D19]" table:style-name="ce4">
            <text:p>4141 SF</text:p>
          </table:table-cell>
          <table:table-cell office:value-type="string" table:style-name="ce1">
            <text:p>PERCENTAGE OF FLOOR PLATE</text:p>
          </table:table-cell>
          <table:table-cell office:value-type="percentage" office:value="0.35" table:style-name="ce9">
            <text:p>35%</text:p>
          </table:table-cell>
          <table:table-cell office:value-type="float" office:value="4141.2" table:formula="of:=[.E3]*[.C7]" table:style-name="ce4">
            <text:p>4141 SF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NUMBER OF <text:s/>1BD-1BA PER FLOOR</text:p>
          </table:table-cell>
          <table:table-cell office:value-type="float" office:value="8.5453333333333337" table:formula="of:=[.F4]/[.D20]" table:style-name="ce11">
            <text:p>9</text:p>
          </table:table-cell>
          <table:table-cell office:value-type="float" office:value="7690.8" table:formula="of:=[.D20]*[.B4]" table:style-name="ce4">
            <text:p>7691 SF</text:p>
          </table:table-cell>
          <table:table-cell office:value-type="string" table:style-name="ce1">
            <text:p>PERCENTAGE OF FLOOR PLATE</text:p>
          </table:table-cell>
          <table:table-cell office:value-type="percentage" office:value="0.65" table:style-name="ce9">
            <text:p>65%</text:p>
          </table:table-cell>
          <table:table-cell office:value-type="float" office:value="7690.8" table:formula="of:=[.C7]*[.E4]" table:style-name="ce4">
            <text:p>7691 SF</text:p>
          </table:table-cell>
          <table:table-cell table:number-columns-repeated="16378"/>
        </table:table-row>
        <table:table-row table:number-rows-repeated="2" table:style-name="ro1">
          <table:table-cell table:number-columns-repeated="2" table:style-name="ce1"/>
          <table:table-cell table:style-name="ce4"/>
          <table:table-cell table:number-columns-repeated="16381" table:style-name="ce1"/>
        </table:table-row>
        <table:table-row table:style-name="ro4">
          <table:table-cell office:value-type="string" table:style-name="ce1">
            <text:p>TOTAL OF LIVEABLE SQ WITHOUT CIRCULATION</text:p>
          </table:table-cell>
          <table:table-cell table:style-name="ce1"/>
          <table:table-cell office:value-type="float" office:value="11832" table:formula="of:=[.B2]-[.B2]*[.C8]" table:style-name="ce4">
            <text:p>11832 SF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ERCENTAGE OF CIRULATON</text:p>
          </table:table-cell>
          <table:table-cell table:style-name="ce1"/>
          <table:table-cell office:value-type="percentage" office:value="0.13" table:style-name="ce9">
            <text:p>13%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table:style-name="ce9"/>
          <table:table-cell table:number-columns-repeated="16381" table:style-name="ce1"/>
        </table:table-row>
        <table:table-row table:style-name="ro2">
          <table:table-cell office:value-type="string" table:style-name="ce1">
            <text:p>NUMBER OF REPEATABLE FLOOR PLATES</text:p>
          </table:table-cell>
          <table:table-cell office:value-type="float" office:value="3.5" table:style-name="ce1">
            <text:p>3.5</text:p>
          </table:table-cell>
          <table:table-cell table:style-name="ce9"/>
          <table:table-cell table:number-columns-repeated="16381" table:style-name="ce1"/>
        </table:table-row>
        <table:table-row table:style-name="ro1">
          <table:table-cell office:value-type="string" table:style-name="ce1">
            <text:p>OTHER FLOORS</text:p>
          </table:table-cell>
          <table:table-cell office:value-type="float" office:value="2" table:style-name="ce1">
            <text:p>2</text:p>
          </table:table-cell>
          <table:table-cell table:style-name="ce9"/>
          <table:table-cell table:number-columns-repeated="16381" table:style-name="ce1"/>
        </table:table-row>
        <table:table-row table:style-name="ro1">
          <table:table-cell office:value-type="string" table:style-name="ce1">
            <text:p>TOTAL FLOORS</text:p>
          </table:table-cell>
          <table:table-cell office:value-type="float" office:value="5.5" table:formula="of:=[.B11]+[.B10]" table:style-name="ce1">
            <text:p>5.5</text:p>
          </table:table-cell>
          <table:table-cell table:style-name="ce9"/>
          <table:table-cell table:number-columns-repeated="16381" table:style-name="ce1"/>
        </table:table-row>
        <table:table-row table:style-name="ro2">
          <table:table-cell office:value-type="string" table:style-name="ce1">
            <text:p>TOTAL SQUARE FOOTAGE</text:p>
          </table:table-cell>
          <table:table-cell office:value-type="float" office:value="74800" table:formula="of:=[.B12]*[.B2]" table:style-name="ce4">
            <text:p>74800 SF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1">
            <text:p>LOT SIZE</text:p>
          </table:table-cell>
          <table:table-cell office:value-type="float" office:value="18750" table:style-name="ce4">
            <text:p>18750 SF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1">
            <text:p>FLOOR AREA RATIO</text:p>
          </table:table-cell>
          <table:table-cell office:value-type="float" office:value="3.9893333333333332" table:formula="of:=[.B13]/[.B14]" table:style-name="ce10">
            <text:p>4.0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8" table:number-rows-spanned="1" table:style-name="ce8">
            <text:p>RENTABLE SQUARE FOOTAGE</text:p>
          </table:table-cell>
          <table:covered-table-cell table:number-columns-repeated="7"/>
          <table:table-cell table:number-columns-repeated="16376" table:style-name="ce1"/>
        </table:table-row>
        <table:table-row table:style-name="ro5">
          <table:table-cell table:style-name="ce3"/>
          <table:table-cell office:value-type="string" table:style-name="ce3">
            <text:p>TYPE OF UNIT</text:p>
          </table:table-cell>
          <table:table-cell office:value-type="string" table:style-name="ce3">
            <text:p>NUMBER OF UNITS</text:p>
          </table:table-cell>
          <table:table-cell office:value-type="string" table:style-name="ce3">
            <text:p>UNIT SQUARE FOOTAGE</text:p>
          </table:table-cell>
          <table:table-cell office:value-type="string" table:style-name="ce3">
            <text:p>RATE/SF</text:p>
          </table:table-cell>
          <table:table-cell office:value-type="string" table:style-name="ce3">
            <text:p>MONTHLY RENT</text:p>
          </table:table-cell>
          <table:table-cell office:value-type="string" table:style-name="ce3">
            <text:p>TOTAL SQUARE FOOTAGE</text:p>
          </table:table-cell>
          <table:table-cell office:value-type="string" table:style-name="ce3">
            <text:p>TOTAL MONTHLY RENT</text:p>
          </table:table-cell>
          <table:table-cell table:style-name="ce1"/>
          <table:table-cell office:value-type="string" table:style-name="ce3">
            <text:p>RATE/SF</text:p>
          </table:table-cell>
          <table:table-cell office:value-type="string" table:style-name="ce3">
            <text:p>$/UNIT</text:p>
          </table:table-cell>
          <table:table-cell office:value-type="string" table:style-name="ce3">
            <text:p>$ FOR ALL UNITS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2BD – 2BA</text:p>
          </table:table-cell>
          <table:table-cell office:value-type="float" office:value="9.6627999999999989" table:formula="of:=[.B10]*[.B3]" table:style-name="ce11">
            <text:p>10</text:p>
          </table:table-cell>
          <table:table-cell office:value-type="float" office:value="1500" table:style-name="ce4">
            <text:p>1500 SF</text:p>
          </table:table-cell>
          <table:table-cell office:value-type="currency" office:value="1.1000000000000001" table:style-name="ce5">
            <text:p>$1.1/SF</text:p>
          </table:table-cell>
          <table:table-cell office:value-type="currency" office:value="1650.0000000000002" table:formula="of:=[.E19]*[.D19]" table:style-name="ce6">
            <text:p>$1,650.00</text:p>
          </table:table-cell>
          <table:table-cell office:value-type="float" office:value="14494.199999999999" table:formula="of:=[.D19]*[.C19]" table:style-name="ce4">
            <text:p>14494 SF</text:p>
          </table:table-cell>
          <table:table-cell office:value-type="currency" office:value="15943.62" table:formula="of:=[.F19]*[.C19]" table:style-name="ce6">
            <text:p>$15,943.62</text:p>
          </table:table-cell>
          <table:table-cell table:style-name="ce1"/>
          <table:table-cell office:value-type="currency" office:value="280" table:style-name="ce5">
            <text:p>$280.0/SF</text:p>
          </table:table-cell>
          <table:table-cell office:value-type="currency" office:value="420000" table:formula="of:=[.J19]*[.D19]" table:style-name="ce6">
            <text:p>$420,000.00</text:p>
          </table:table-cell>
          <table:table-cell office:value-type="currency" office:value="4058375.9999999995" table:formula="of:=[.K19]*[.C19]" table:style-name="ce6">
            <text:p>$4,058,376.00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1BD-1BA</text:p>
          </table:table-cell>
          <table:table-cell office:value-type="float" office:value="29.908666666666669" table:formula="of:=[.B10]*[.B4]" table:style-name="ce11">
            <text:p>30</text:p>
          </table:table-cell>
          <table:table-cell office:value-type="float" office:value="900" table:style-name="ce4">
            <text:p>900 SF</text:p>
          </table:table-cell>
          <table:table-cell office:value-type="currency" office:value="1.1000000000000001" table:style-name="ce5">
            <text:p>$1.1/SF</text:p>
          </table:table-cell>
          <table:table-cell office:value-type="currency" office:value="990.00000000000011" table:formula="of:=[.E20]*[.D20]" table:style-name="ce6">
            <text:p>$990.00</text:p>
          </table:table-cell>
          <table:table-cell office:value-type="float" office:value="26917.800000000003" table:formula="of:=[.D20]*[.C20]" table:style-name="ce4">
            <text:p>26918 SF</text:p>
          </table:table-cell>
          <table:table-cell office:value-type="currency" office:value="29609.580000000005" table:formula="of:=[.F20]*[.C20]" table:style-name="ce6">
            <text:p>$29,609.58</text:p>
          </table:table-cell>
          <table:table-cell table:style-name="ce1"/>
          <table:table-cell office:value-type="currency" office:value="280" table:style-name="ce5">
            <text:p>$280.0/SF</text:p>
          </table:table-cell>
          <table:table-cell office:value-type="currency" office:value="252000" table:formula="of:=[.J20]*[.D20]" table:style-name="ce6">
            <text:p>$252,000.00</text:p>
          </table:table-cell>
          <table:table-cell office:value-type="currency" office:value="7536984.0000000009" table:formula="of:=[.K20]*[.C20]" table:style-name="ce6">
            <text:p>$7,536,984.00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COMMERCIAL</text:p>
          </table:table-cell>
          <table:table-cell office:value-type="float" office:value="1" table:style-name="ce11">
            <text:p>1</text:p>
          </table:table-cell>
          <table:table-cell office:value-type="float" office:value="1640" table:style-name="ce4">
            <text:p>1640 SF</text:p>
          </table:table-cell>
          <table:table-cell office:value-type="currency" office:value="1.5" table:style-name="ce5">
            <text:p>$1.5/SF</text:p>
          </table:table-cell>
          <table:table-cell office:value-type="currency" office:value="2460" table:formula="of:=[.E21]*[.D21]" table:style-name="ce6">
            <text:p>$2,460.00</text:p>
          </table:table-cell>
          <table:table-cell office:value-type="float" office:value="1640" table:formula="of:=[.D21]*[.C21]" table:style-name="ce4">
            <text:p>1640 SF</text:p>
          </table:table-cell>
          <table:table-cell office:value-type="currency" office:value="2460" table:formula="of:=[.F21]*[.C21]" table:style-name="ce6">
            <text:p>$2,460.00</text:p>
          </table:table-cell>
          <table:table-cell table:style-name="ce1"/>
          <table:table-cell office:value-type="currency" office:value="280" table:style-name="ce5">
            <text:p>$280.0/SF</text:p>
          </table:table-cell>
          <table:table-cell office:value-type="currency" office:value="459200" table:formula="of:=[.J21]*[.D21]" table:style-name="ce6">
            <text:p>$459,200.00</text:p>
          </table:table-cell>
          <table:table-cell office:value-type="currency" office:value="459200" table:formula="of:=[.K21]*[.C21]" table:style-name="ce6">
            <text:p>$459,200.00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TOTALS</text:p>
          </table:table-cell>
          <table:table-cell table:style-name="ce1"/>
          <table:table-cell office:value-type="float" office:value="40.571466666666666" table:formula="of:=SUM([.C19:.C22])" table:style-name="ce11">
            <text:p>41</text:p>
          </table:table-cell>
          <table:table-cell table:number-columns-repeated="3" table:style-name="ce1"/>
          <table:table-cell office:value-type="float" office:value="43052" table:formula="of:=SUM([.G19:.G22])" table:style-name="ce4">
            <text:p>43052 SF</text:p>
          </table:table-cell>
          <table:table-cell office:value-type="currency" office:value="48013.200000000004" table:formula="of:=SUM([.H19:.H22])" table:style-name="ce6">
            <text:p>$48,013.20</text:p>
          </table:table-cell>
          <table:table-cell table:number-columns-repeated="3" table:style-name="ce1"/>
          <table:table-cell office:value-type="currency" office:value="12054560" table:formula="of:=SUM([.L19:.L22])" table:style-name="ce6">
            <text:p>$12,054,560.0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7" table:number-rows-spanned="1" table:style-name="ce2">
            <text:p>UNRENTABLE SQUARE FOOTAGE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TYPE OF UNI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CIRCULATION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office:value-type="string" table:style-name="ce1">
            <text:p>COST OF CONSTRUCTION</text:p>
          </table:table-cell>
          <table:table-cell table:style-name="ce4"/>
          <table:table-cell office:value-type="currency" office:value="140" table:style-name="ce5">
            <text:p>$140.0/SF</text:p>
          </table:table-cell>
          <table:table-cell office:value-type="currency" office:value="10472000" table:formula="of:=[.C31]*[.B13]" table:style-name="ce7">
            <text:p>$10,472,000.0</text:p>
          </table:table-cell>
          <table:table-cell office:value-type="percentage" office:value="0.78856015482044295" table:formula="of:=[.D31]/[.D$38]" table:style-name="ce9">
            <text:p>79%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FT COSTS</text:p>
          </table:table-cell>
          <table:table-cell table:style-name="ce1"/>
          <table:table-cell office:value-type="currency" office:value="23" table:style-name="ce5">
            <text:p>$23.0/SF</text:p>
          </table:table-cell>
          <table:table-cell office:value-type="currency" office:value="1720400" table:formula="of:=[.C32]*[.B13]" table:style-name="ce7">
            <text:p>$1,720,400.0</text:p>
          </table:table-cell>
          <table:table-cell office:value-type="percentage" office:value="0.12954916829192992" table:formula="of:=[.D32]/[.D$38]" table:style-name="ce9">
            <text:p>13%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AND COSTS</text:p>
          </table:table-cell>
          <table:table-cell table:style-name="ce1"/>
          <table:table-cell office:value-type="currency" office:value="58" table:style-name="ce5">
            <text:p>$58.0/SF</text:p>
          </table:table-cell>
          <table:table-cell office:value-type="currency" office:value="1087500" table:formula="of:=[.C34]*[.B14]" table:style-name="ce7">
            <text:p>$1,087,500.0</text:p>
          </table:table-cell>
          <table:table-cell office:value-type="percentage" office:value="8.1890676887627162E-2" table:formula="of:=[.D34]/[.D$38]" table:style-name="ce9">
            <text:p>8%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OTALS</text:p>
          </table:table-cell>
          <table:table-cell table:number-columns-repeated="2" table:style-name="ce1"/>
          <table:table-cell office:value-type="currency" office:value="13279900" table:formula="of:=SUM([.D31:.D37])" table:style-name="ce7">
            <text:p>$13,279,900.0</text:p>
          </table:table-cell>
          <table:table-cell table:number-columns-repeated="16380" table:style-name="ce1"/>
        </table:table-row>
        <table:table-row table:number-rows-repeated="6" table:style-name="ro1">
          <table:table-cell table:number-columns-repeated="16384"/>
        </table:table-row>
        <table:table-row table:style-name="ro6">
          <table:table-cell office:value-type="string" table:style-name="ce12">
            <text:p>Estimated Soft Costs</text:p>
          </table:table-cell>
          <table:table-cell table:style-name="ce13"/>
          <table:table-cell table:number-columns-repeated="7" table:style-name="ce12"/>
          <table:table-cell table:number-columns-repeated="16375"/>
        </table:table-row>
        <table:table-row table:style-name="ro1">
          <table:table-cell table:style-name="ce14"/>
          <table:table-cell table:style-name="ce15"/>
          <table:table-cell table:number-columns-repeated="6" table:style-name="ce14"/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Direct Construction/Hard Cost based upon SF X Est. SF Cost</text:p>
          </table:table-cell>
          <table:table-cell office:value-type="currency" office:value="10472000" table:formula="of:=[.D31]" table:style-name="ce7">
            <text:p>$10,472,000.0</text:p>
          </table:table-cell>
          <table:table-cell table:style-name="ce17"/>
          <table:table-cell table:number-columns-repeated="5" table:style-name="ce14"/>
          <table:table-cell table:style-name="ce16"/>
          <table:table-cell table:number-columns-repeated="16375"/>
        </table:table-row>
        <table:table-row table:style-name="ro1">
          <table:table-cell office:value-type="string" table:style-name="ce14">
            <text:p>(excluding land)</text:p>
          </table:table-cell>
          <table:table-cell table:style-name="ce7"/>
          <table:table-cell table:style-name="ce17"/>
          <table:table-cell table:number-columns-repeated="5" table:style-name="ce14"/>
          <table:table-cell table:style-name="ce16"/>
          <table:table-cell table:number-columns-repeated="16375"/>
        </table:table-row>
        <table:table-row table:style-name="ro3">
          <table:table-cell table:style-name="ce14"/>
          <table:table-cell table:style-name="ce7"/>
          <table:table-cell table:style-name="ce17"/>
          <table:table-cell table:number-columns-repeated="2" table:style-name="ce14"/>
          <table:table-cell office:value-type="string" table:style-name="ce14">
            <text:p>Net Fees after any deferral</text:p>
          </table:table-cell>
          <table:table-cell table:number-columns-repeated="2" table:style-name="ce14"/>
          <table:table-cell table:style-name="ce16"/>
          <table:table-cell table:number-columns-repeated="16375"/>
        </table:table-row>
        <table:table-row table:style-name="ro1">
          <table:table-cell office:value-type="string" table:style-name="ce14">
            <text:p>Development Fee</text:p>
          </table:table-cell>
          <table:table-cell office:value-type="currency" office:value="523600" table:formula="of:=[.$B$47]*[.C50]" table:style-name="ce7">
            <text:p>$523,600.0</text:p>
          </table:table-cell>
          <table:table-cell office:value-type="percentage" office:value="0.05" table:style-name="ce23">
            <text:p>5.0%</text:p>
          </table:table-cell>
          <table:table-cell office:value-type="string" table:style-name="ce14">
            <text:p>of Hard Costs</text:p>
          </table:table-cell>
          <table:table-cell table:style-name="ce14"/>
          <table:table-cell office:value-type="float" office:value="508600" table:formula="of:=[.B50]+[.B66]" table:style-name="ce15">
            <text:p>508,600</text:p>
          </table:table-cell>
          <table:table-cell table:number-columns-repeated="2" table:style-name="ce14"/>
          <table:table-cell table:style-name="ce16"/>
          <table:table-cell table:number-columns-repeated="16375"/>
        </table:table-row>
        <table:table-row table:style-name="ro1">
          <table:table-cell office:value-type="string" table:style-name="ce14">
            <text:p>Architecture Fee</text:p>
          </table:table-cell>
          <table:table-cell office:value-type="currency" office:value="837760" table:formula="of:=[.$B$47]*[.C51]" table:style-name="ce7">
            <text:p>$837,760.0</text:p>
          </table:table-cell>
          <table:table-cell office:value-type="percentage" office:value="0.08" table:style-name="ce23">
            <text:p>8.0%</text:p>
          </table:table-cell>
          <table:table-cell office:value-type="string" table:style-name="ce14">
            <text:p>of Hard Costs</text:p>
          </table:table-cell>
          <table:table-cell table:style-name="ce14"/>
          <table:table-cell office:value-type="float" office:value="822760" table:formula="of:=[.B51]+[.B67]" table:style-name="ce15">
            <text:p>822,760</text:p>
          </table:table-cell>
          <table:table-cell office:value-type="percentage" office:value="7.8567608861726507E-2" table:formula="of:=[.F51]/[.B47]" table:style-name="ce18">
            <text:p>7.9%</text:p>
          </table:table-cell>
          <table:table-cell office:value-type="string" table:style-name="ce14">
            <text:p>of hard costs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Construction Management Fee</text:p>
          </table:table-cell>
          <table:table-cell office:value-type="currency" office:value="0" table:formula="of:=[.$B$47]*[.C52]" table:style-name="ce7">
            <text:p>$0.0</text:p>
          </table:table-cell>
          <table:table-cell office:value-type="percentage" office:value="0" table:style-name="ce23">
            <text:p>0.0%</text:p>
          </table:table-cell>
          <table:table-cell office:value-type="string" table:style-name="ce14">
            <text:p>of Hard Costs</text:p>
          </table:table-cell>
          <table:table-cell table:style-name="ce14"/>
          <table:table-cell office:value-type="float" office:value="0" table:formula="of:=[.B52]+[.B68]" table:style-name="ce15">
            <text:p>0</text:p>
          </table:table-cell>
          <table:table-cell office:value-type="percentage" office:value="0" table:formula="of:=[.F52]/[.B47]" table:style-name="ce18">
            <text:p>0.0%</text:p>
          </table:table-cell>
          <table:table-cell office:value-type="string" table:style-name="ce14">
            <text:p>of hard costs</text:p>
          </table:table-cell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Fee for Sourcing Equity</text:p>
          </table:table-cell>
          <table:table-cell office:value-type="currency" office:value="1750" table:style-name="ce7">
            <text:p>$1,750.0</text:p>
          </table:table-cell>
          <table:table-cell office:value-type="percentage" office:value="0.02" table:style-name="ce23">
            <text:p>2.0%</text:p>
          </table:table-cell>
          <table:table-cell office:value-type="string" table:style-name="ce14">
            <text:p>of equity raised</text:p>
          </table:table-cell>
          <table:table-cell table:number-columns-repeated="4" table:style-name="ce14"/>
          <table:table-cell table:style-name="ce16"/>
          <table:table-cell table:number-columns-repeated="16375"/>
        </table:table-row>
        <table:table-row table:style-name="ro1">
          <table:table-cell table:style-name="ce14"/>
          <table:table-cell table:style-name="ce7"/>
          <table:table-cell table:style-name="ce23"/>
          <table:table-cell table:number-columns-repeated="5" table:style-name="ce14"/>
          <table:table-cell table:style-name="ce16"/>
          <table:table-cell table:number-columns-repeated="16375"/>
        </table:table-row>
        <table:table-row table:style-name="ro1">
          <table:table-cell office:value-type="string" table:style-name="ce14">
            <text:p>Financing</text:p>
          </table:table-cell>
          <table:table-cell table:style-name="ce7"/>
          <table:table-cell table:style-name="ce23"/>
          <table:table-cell table:number-columns-repeated="5" table:style-name="ce14"/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Points and Fees</text:p>
          </table:table-cell>
          <table:table-cell office:value-type="currency" office:value="713.34787500000004" table:formula="of:=['file:///C:/Dropbox/GitHub/OpeningDesign_Practice/Development/Small%20Developer/Basic%206%20P-plex%20-%203%20yr%20refi%20cash%20flow.xlsx'#base_pro_forma.E128]*[.C56]" table:style-name="ce7">
            <text:p>$713.3</text:p>
          </table:table-cell>
          <table:table-cell office:value-type="percentage" office:value="1.4999999999999999E-2" table:style-name="ce23">
            <text:p>1.5%</text:p>
          </table:table-cell>
          <table:table-cell office:value-type="string" table:style-name="ce14">
            <text:p>of Loan Amount</text:p>
          </table:table-cell>
          <table:table-cell table:number-columns-repeated="4" table:style-name="ce14"/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7 Months Construction Loan 25yr Amortization</text:p>
          </table:table-cell>
          <table:table-cell office:value-type="currency" office:value="0" table:formula="of:=ABS(['file:///C:/Dropbox/GitHub/OpeningDesign_Practice/Development/Small%20Developer/Basic%206%20P-plex%20-%203%20yr%20refi%20cash%20flow.xlsx'#base_pro_forma.E132])*0.625" table:style-name="ce7">
            <text:p>$0.0</text:p>
          </table:table-cell>
          <table:table-cell office:value-type="percentage" office:value="0" table:formula="of:=[.B57]/[.B62]" table:style-name="ce23">
            <text:p>0.0%</text:p>
          </table:table-cell>
          <table:table-cell office:value-type="string" table:style-name="ce14">
            <text:p>of Soft Cost</text:p>
          </table:table-cell>
          <table:table-cell table:number-columns-repeated="4" table:style-name="ce14"/>
          <table:table-cell table:style-name="ce16"/>
          <table:table-cell table:number-columns-repeated="16375"/>
        </table:table-row>
        <table:table-row table:style-name="ro1">
          <table:table-cell table:style-name="ce14"/>
          <table:table-cell table:style-name="ce7"/>
          <table:table-cell table:style-name="ce23"/>
          <table:table-cell table:number-columns-repeated="5" table:style-name="ce14"/>
          <table:table-cell table:style-name="ce16"/>
          <table:table-cell table:number-columns-repeated="16375"/>
        </table:table-row>
        <table:table-row table:style-name="ro1">
          <table:table-cell office:value-type="string" table:style-name="ce14">
            <text:p>G&amp;A, Insurance, Legal, CPA</text:p>
          </table:table-cell>
          <table:table-cell office:value-type="currency" office:value="10000" table:style-name="ce7">
            <text:p>$10,000.0</text:p>
          </table:table-cell>
          <table:table-cell office:value-type="percentage" office:value="7.2003397806500889E-3" table:formula="of:=[.B59]/[.B62]" table:style-name="ce23">
            <text:p>0.7%</text:p>
          </table:table-cell>
          <table:table-cell office:value-type="string" table:style-name="ce14">
            <text:p>of Soft Cost</text:p>
          </table:table-cell>
          <table:table-cell table:number-columns-repeated="4" table:style-name="ce14"/>
          <table:table-cell table:style-name="ce16"/>
          <table:table-cell table:number-columns-repeated="16375"/>
        </table:table-row>
        <table:table-row table:style-name="ro1">
          <table:table-cell office:value-type="string" table:style-name="ce14">
            <text:p>Marketing &amp; Leasing<text:s/></text:p>
          </table:table-cell>
          <table:table-cell office:value-type="currency" office:value="5000" table:style-name="ce7">
            <text:p>$5,000.0</text:p>
          </table:table-cell>
          <table:table-cell office:value-type="percentage" office:value="3.6001698903250444E-3" table:formula="of:=[.B60]/[.B62]" table:style-name="ce23">
            <text:p>0.4%</text:p>
          </table:table-cell>
          <table:table-cell office:value-type="string" table:style-name="ce14">
            <text:p>of Soft Cost</text:p>
          </table:table-cell>
          <table:table-cell table:number-columns-repeated="4" table:style-name="ce14"/>
          <table:table-cell table:style-name="ce16"/>
          <table:table-cell table:number-columns-repeated="16375"/>
        </table:table-row>
        <table:table-row table:style-name="ro1">
          <table:table-cell office:value-type="string" table:style-name="ce14">
            <text:p>Contingency</text:p>
          </table:table-cell>
          <table:table-cell office:value-type="currency" office:value="10000" table:style-name="ce7">
            <text:p>$10,000.0</text:p>
          </table:table-cell>
          <table:table-cell office:value-type="percentage" office:value="7.2003397806500889E-3" table:formula="of:=[.B61]/[.B62]" table:style-name="ce23">
            <text:p>0.7%</text:p>
          </table:table-cell>
          <table:table-cell office:value-type="string" table:style-name="ce14">
            <text:p>of Soft Cost</text:p>
          </table:table-cell>
          <table:table-cell table:number-columns-repeated="4" table:style-name="ce14"/>
          <table:table-cell table:style-name="ce16"/>
          <table:table-cell table:number-columns-repeated="16375"/>
        </table:table-row>
        <table:table-row table:style-name="ro1">
          <table:table-cell office:value-type="string" table:style-name="ce19">
            <text:p>Subtotal</text:p>
          </table:table-cell>
          <table:table-cell office:value-type="currency" office:value="1388823.347875" table:formula="of:=SUM([.B50:.B61])" table:style-name="ce7">
            <text:p>$1,388,823.3</text:p>
          </table:table-cell>
          <table:table-cell table:style-name="ce24"/>
          <table:table-cell table:number-columns-repeated="5" table:style-name="ce14"/>
          <table:table-cell table:style-name="ce16"/>
          <table:table-cell table:number-columns-repeated="16375"/>
        </table:table-row>
        <table:table-row table:style-name="ro1">
          <table:table-cell table:style-name="ce14"/>
          <table:table-cell table:style-name="ce7"/>
          <table:table-cell table:number-columns-repeated="6" table:style-name="ce14"/>
          <table:table-cell table:style-name="ce16"/>
          <table:table-cell table:number-columns-repeated="16375"/>
        </table:table-row>
        <table:table-row table:style-name="ro1">
          <table:table-cell office:value-type="string" table:style-name="ce12">
            <text:p>Deferred Fees</text:p>
          </table:table-cell>
          <table:table-cell table:style-name="ce7"/>
          <table:table-cell table:number-columns-repeated="6" table:style-name="ce14"/>
          <table:table-cell table:style-name="ce16"/>
          <table:table-cell table:number-columns-repeated="16375"/>
        </table:table-row>
        <table:table-row table:style-name="ro1">
          <table:table-cell table:style-name="ce14"/>
          <table:table-cell table:style-name="ce7"/>
          <table:table-cell table:number-columns-repeated="6" table:style-name="ce14"/>
          <table:table-cell table:style-name="ce16"/>
          <table:table-cell table:number-columns-repeated="16375"/>
        </table:table-row>
        <table:table-row table:style-name="ro1">
          <table:table-cell office:value-type="string" table:style-name="ce14">
            <text:p>Development Fee</text:p>
          </table:table-cell>
          <table:table-cell office:value-type="currency" office:value="-15000" table:style-name="ce7">
            <text:p>-$15,000.0</text:p>
          </table:table-cell>
          <table:table-cell table:number-columns-repeated="6" table:style-name="ce14"/>
          <table:table-cell table:style-name="ce16"/>
          <table:table-cell table:number-columns-repeated="16375"/>
        </table:table-row>
        <table:table-row table:style-name="ro1">
          <table:table-cell office:value-type="string" table:style-name="ce14">
            <text:p>Architecture Fee</text:p>
          </table:table-cell>
          <table:table-cell office:value-type="currency" office:value="-15000" table:style-name="ce7">
            <text:p>-$15,000.0</text:p>
          </table:table-cell>
          <table:table-cell table:number-columns-repeated="6" table:style-name="ce14"/>
          <table:table-cell table:style-name="ce16"/>
          <table:table-cell table:number-columns-repeated="16375"/>
        </table:table-row>
        <table:table-row table:style-name="ro2">
          <table:table-cell office:value-type="string" table:style-name="ce14">
            <text:p>Construction Management Fee</text:p>
          </table:table-cell>
          <table:table-cell office:value-type="currency" office:value="0" table:style-name="ce7">
            <text:p>$0.0</text:p>
          </table:table-cell>
          <table:table-cell table:number-columns-repeated="6" table:style-name="ce14"/>
          <table:table-cell table:style-name="ce16"/>
          <table:table-cell table:number-columns-repeated="16375"/>
        </table:table-row>
        <table:table-row table:style-name="ro1">
          <table:table-cell office:value-type="string" table:style-name="ce14">
            <text:p>Fee for Sourcing Equity</text:p>
          </table:table-cell>
          <table:table-cell office:value-type="currency" office:value="0" table:style-name="ce7">
            <text:p>$0.0</text:p>
          </table:table-cell>
          <table:table-cell table:number-columns-repeated="6" table:style-name="ce14"/>
          <table:table-cell table:style-name="ce16"/>
          <table:table-cell table:number-columns-repeated="16375"/>
        </table:table-row>
        <table:table-row table:style-name="ro1">
          <table:table-cell table:style-name="ce14"/>
          <table:table-cell table:style-name="ce7"/>
          <table:table-cell table:number-columns-repeated="6" table:style-name="ce14"/>
          <table:table-cell table:style-name="ce16"/>
          <table:table-cell table:number-columns-repeated="16375"/>
        </table:table-row>
        <table:table-row table:style-name="ro1">
          <table:table-cell office:value-type="string" table:style-name="ce20">
            <text:p>Subtotal</text:p>
          </table:table-cell>
          <table:table-cell office:value-type="currency" office:value="-30000" table:formula="of:=SUM([.B66:.B69])" table:style-name="ce7">
            <text:p>-$30,000.0</text:p>
          </table:table-cell>
          <table:table-cell table:number-columns-repeated="6" table:style-name="ce14"/>
          <table:table-cell table:style-name="ce16"/>
          <table:table-cell table:number-columns-repeated="16375"/>
        </table:table-row>
        <table:table-row table:style-name="ro1">
          <table:table-cell table:style-name="ce14"/>
          <table:table-cell table:style-name="ce7"/>
          <table:table-cell table:number-columns-repeated="6" table:style-name="ce14"/>
          <table:table-cell table:style-name="ce16"/>
          <table:table-cell table:number-columns-repeated="16375"/>
        </table:table-row>
        <table:table-row table:style-name="ro1">
          <table:table-cell office:value-type="string" table:style-name="ce21">
            <text:p>Cash Required for Soft Costs</text:p>
          </table:table-cell>
          <table:table-cell office:value-type="currency" office:value="1358823.347875" table:formula="of:=[.B62]+[.B71]" table:style-name="ce7">
            <text:p>$1,358,823.3</text:p>
          </table:table-cell>
          <table:table-cell table:number-columns-repeated="6" table:style-name="ce14"/>
          <table:table-cell table:style-name="ce16"/>
          <table:table-cell table:number-columns-repeated="16375"/>
        </table:table-row>
        <table:table-row table:style-name="ro1">
          <table:table-cell table:style-name="ce14"/>
          <table:table-cell table:style-name="ce15"/>
          <table:table-cell table:number-columns-repeated="6" table:style-name="ce14"/>
          <table:table-cell table:style-name="ce16"/>
          <table:table-cell table:number-columns-repeated="16375"/>
        </table:table-row>
        <table:table-row table:style-name="ro2">
          <table:table-cell office:value-type="string" table:style-name="ce22">
            <text:p>Proposed Equity Raise</text:p>
          </table:table-cell>
          <table:table-cell table:style-name="ce15"/>
          <table:table-cell table:number-columns-repeated="6" table:style-name="ce14"/>
          <table:table-cell table:style-name="ce16"/>
          <table:table-cell table:number-columns-repeated="16375"/>
        </table:table-row>
        <table:table-row table:number-rows-repeated="4" table:style-name="ro1">
          <table:table-cell table:style-name="ce14"/>
          <table:table-cell table:style-name="ce15"/>
          <table:table-cell table:number-columns-repeated="6" table:style-name="ce14"/>
          <table:table-cell table:style-name="ce16"/>
          <table:table-cell table:number-columns-repeated="16375"/>
        </table:table-row>
        <table:table-row table:number-rows-repeated="1048497" table:style-name="ro1">
          <table:table-cell table:number-columns-repeated="16384"/>
        </table:table-row>
      </table:table>
      <table:table table:name="'file:///C:/Dropbox/GitHub/OpeningDesign_Practice/Development/Small%20Developer/Basic%206%20P-plex%20-%203%20yr%20refi%20cash%20flow.xlsx'#base_pro_forma" table:style-name="ta2">
        <table:table-source xlink:href="file:///C:/Dropbox/GitHub/OpeningDesign_Practice/Development/Small%20Developer/Basic%206%20P-plex%20-%203%20yr%20refi%20cash%20flow.xlsx" table:table-name="base_pro_forma" table:mode="copy-results-only"/>
        <table:table-column/>
        <table:table-row table:number-rows-repeated="127">
          <table:table-cell table:number-columns-repeated="16384"/>
        </table:table-row>
        <table:table-row>
          <table:table-cell table:number-columns-repeated="4"/>
          <table:table-cell office:value-type="float" office:value="47556.525000000001"/>
          <table:table-cell table:number-columns-repeated="16379"/>
        </table:table-row>
        <table:table-row table:number-rows-repeated="1048448">
          <table:table-cell table:number-columns-repeated="16379"/>
        </table:table-row>
      </table:table>
      <table:table table:name="'file:///C:/Dropbox/GitHub/OpeningDesign_Practice/Development/Small%20Developer/Basic%206%20P-plex%20-%203%20yr%20refi%20cash%20flow.xlsx'#_Amort_schedule-Debt" table:style-name="ta2">
        <table:table-source xlink:href="file:///C:/Dropbox/GitHub/OpeningDesign_Practice/Development/Small%20Developer/Basic%206%20P-plex%20-%203%20yr%20refi%20cash%20flow.xlsx" table:table-name="_Amort_schedule-Deb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ropbox/GitHub/OpeningDesign_Practice/Development/Small%20Developer/Basic%206%20P-plex%20-%203%20yr%20refi%20cash%20flow.xlsx'#Soft_Cost_Budget" table:style-name="ta2">
        <table:table-source xlink:href="file:///C:/Dropbox/GitHub/OpeningDesign_Practice/Development/Small%20Developer/Basic%206%20P-plex%20-%203%20yr%20refi%20cash%20flow.xlsx" table:table-name="Soft_Cost_Budget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Century Gothic" svg:font-family="&quot;Century Gothic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0" number:min-integer-digits="1">
        <number:embedded-text number:position="0"> SF</number:embedded-text>
      </number:number>
    </number:number-style>
    <number:currency-style style:name="N37">
      <number:currency-symbol>$</number:currency-symbol>
      <number:number number:decimal-places="1" number:min-integer-digits="1"/>
      <number:text>/SF</number:text>
    </number:currency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number:currency-style style:name="N39">
      <number:currency-symbol>$</number:currency-symbol>
      <number:number number:decimal-places="1" number:min-integer-digits="1" number:grouping="true"/>
    </number:currency-style>
    <number:number-style style:name="N40">
      <number:number number:decimal-places="1" number:min-integer-digits="1"/>
    </number:number-style>
    <number:percentage-style style:name="N41">
      <number:number number:decimal-places="1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ercent" style:family="table-cell" style:data-style-name="N13"/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dc:creator>Ryan Schultz</dc:creator>
    <meta:creation-date>2018-05-12T12:14:19Z</meta:creation-date>
    <dc:date>2018-05-14T14:12:19Z</dc:date>
    <meta:editing-cycles>4</meta:editing-cycles>
    <meta:editing-duration>PT1740S</meta:editing-duration>
  </office:meta>
</office:document-meta>
</file>